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16.79mm"/>
    </style:style>
    <style:style style:name="co3" style:family="table-column">
      <style:table-column-properties fo:break-before="auto" style:column-width="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2c2c2c"/>
      <style:text-properties fo:color="#800000"/>
    </style:style>
    <style:style style:name="ce5" style:family="table-cell" style:parent-style-name="Default">
      <style:table-cell-properties fo:background-color="#3a3a3a"/>
    </style:style>
    <style:style style:name="ce6" style:family="table-cell" style:parent-style-name="Default">
      <style:table-cell-properties fo:background-color="#535353"/>
    </style:style>
    <style:style style:name="ce7" style:family="table-cell" style:parent-style-name="Default">
      <style:table-cell-properties fo:background-color="#595959"/>
    </style:style>
    <style:style style:name="ce8" style:family="table-cell" style:parent-style-name="Default">
      <style:table-cell-properties fo:background-color="#606060"/>
    </style:style>
    <style:style style:name="ce9" style:family="table-cell" style:parent-style-name="Default">
      <style:table-cell-properties fo:background-color="#7e7e7e"/>
    </style:style>
    <style:style style:name="ce10" style:family="table-cell" style:parent-style-name="Default">
      <style:table-cell-properties fo:background-color="#949494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00000</text:p>
          </table:table-cell>
          <table:table-cell table:style-name="ce3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000000</text:p>
          </table:table-cell>
          <table:table-cell table:style-name="ce3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2C2C2C</text:p>
          </table:table-cell>
          <table:table-cell table:style-name="ce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2C2C2C</text:p>
          </table:table-cell>
          <table:table-cell table:style-name="ce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3A3A3A</text:p>
          </table:table-cell>
          <table:table-cell table:style-name="ce5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3A3A3A</text:p>
          </table:table-cell>
          <table:table-cell table:style-name="ce5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535353</text:p>
          </table:table-cell>
          <table:table-cell table:style-name="ce6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595959</text:p>
          </table:table-cell>
          <table:table-cell table:style-name="ce7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606060</text:p>
          </table:table-cell>
          <table:table-cell table:style-name="ce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606060</text:p>
          </table:table-cell>
          <table:table-cell table:style-name="ce8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7E7E7E</text:p>
          </table:table-cell>
          <table:table-cell table:style-name="ce9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7E7E7E</text:p>
          </table:table-cell>
          <table:table-cell table:style-name="ce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949494</text:p>
          </table:table-cell>
          <table:table-cell table:style-name="ce10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E6E6E6</text:p>
          </table:table-cell>
          <table:table-cell table:style-name="ce11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6E6E6</text:p>
          </table:table-cell>
          <table:table-cell table:style-name="ce11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FFFFF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FFFFFF</text:p>
          </table:table-cell>
          <table:table-cell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FFFFFF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FFFFF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12:26:47.3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00:04:02.669000000</meta:creation-date>
    <dc:date>2017-07-29T12:33:21.105000000</dc:date>
    <meta:editing-duration>PT46M18S</meta:editing-duration>
    <meta:editing-cycles>3</meta:editing-cycles>
    <meta:generator>LibreOffice/5.3.0.3$Windows_X86_64 LibreOffice_project/7074905676c47b82bbcfbea1aeefc84afe1c50e1</meta:generator>
    <meta:document-statistic meta:table-count="1" meta:cell-count="38" meta:object-count="0"/>
  </office:meta>
</office:document-meta>
</file>